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09f1" officeooo:paragraph-rsid="000509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test"/><text:bookmark-end text:name="test"/>de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8:47:56.540000000</meta:creation-date>
    <dc:date>2018-11-27T18:52:52.997000000</dc:date>
    <meta:editing-duration>PT4M58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Dev/6.2.0.0.alpha1$Windows_x86 LibreOffice_project/180a88b9b1dd2e197178aa01f0d4c3ea2da22cbd</meta:generator>
  </office:meta>
</office:document-meta>
</file>